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Z ORTIZ DE ORUE VDA DE ARIZABAL, EUDOC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83860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Z ORTIZ DE ORUE VDA DE ARIZABAL, EUDOC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83860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ASTRO ARIZABAL, JEAN FRANC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717267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1 - Trans. Aer. Caja Patos Pekin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16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7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VIRGEN DEL CISNE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16:48:0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